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left="0.4916in">
        <style:tab-stops/>
      </style:paragraph-properties>
    </style:style>
  </office:automatic-styles>
  <office:body>
    <office:text text:use-soft-page-breaks="true">
      <text:p text:style-name="P1">Arbeitsbericht</text:p>
      <text:p text:style-name="Standard">19.12.2022</text:p>
      <text:p text:style-name="Standard"><text:tab/>8:19 Erstellen des Github Repositories</text:p>
      <text:p text:style-name="Standard"><text:tab/>8:50 Erstellen der Classes für die Figuren</text:p>
      <text:p text:style-name="Standard">27.12.2022</text:p>
      <text:p text:style-name="Standard"><text:tab/>Ausmachen wer welche Teile des Spiels übernimmt</text:p>
      <text:p text:style-name="Standard">5.1.2023</text:p>
      <text:p text:style-name="Standard"><text:tab/>15:06 Discord getroffen</text:p>
      <text:p text:style-name="Standard"><text:tab/>15:06 Daniel erklärt mir das wir Asyncio verwenden</text:p>
      <text:p text:style-name="Standard"><text:tab/>15:07 Einlesen in asyncio</text:p>
      <text:p text:style-name="Standard"><text:tab/>16:03 Dokumentation von asyncio</text:p>
      <text:p text:style-name="Standard"><text:tab/>16:05 Aufsetzen eines Servers und Client mit asyncio</text:p>
      <text:p text:style-name="Standard"><text:tab/>18:33 Daniel sagt das es mit asyncio nicht funktioniert</text:p>
      <text:p text:style-name="Standard"><text:tab/>18:35 Angefangen mit dem Aufsetzen von Server und Client ohne asyncio</text:p>
      <text:p text:style-name="Standard">6.1.2023</text:p>
      <text:p text:style-name="Standard"><text:tab/>13:54 Weiter gemacht mit Server und Client</text:p>
      <text:p text:style-name="Standard"><text:tab/>14:23 Fertigstellung des Servers und des Clients</text:p>
      <text:p text:style-name="P2">14:40 Mit Daniel nochmal über den Code angeschaut und er hat mir noch ein paar Tipps gegeben</text:p>
      <text:p text:style-name="Standard">28.01.2023</text:p>
      <text:p text:style-name="Standard"><text:tab/>12:32 Suchen der Sounds</text:p>
      <text:p text:style-name="Standard"><text:tab/>12:40 Erstellen der Soundfunktionen</text:p>
      <text:p text:style-name="Standard"/>
      <text:p text:style-name="Standard"><text:tab/></text:p>
      <text:p text:style-name="Standard">Was ist asyncio?</text:p>
      <text:p text:style-name="Standard">asyncio ist eine Bibliothek zum Schreiben von nebenläufigem Code mit async/await<text:s/></text:p>
      <text:p text:style-name="Standard">Für was wird asyncio verwendet?</text:p>
      <text:p text:style-name="Standard">asyncio wird als Grundlage für mehrere asynchrone Python-Frameworks verwendet, die leistungsstarke Netzwerk- und Webserver, Datenbankverbindungsbibliotheken, verteilte Aufgabenwarteschlangen usw. bereitstellen.</text:p>
      <text:p text:style-name="Standard"/>
      <text:p text:style-name="Standard"/>
      <text:p text:style-name="Standard"/>
      <text:soft-page-break/>
      <text:p text:style-name="Standard">Links:</text:p>
      <text:p text:style-name="Standard"><text:a xlink:href="https://docs.python.org/3/library/asyncio.html" office:target-frame-name="_top" xlink:show="replace"><text:span text:style-name="Hyperlink">https://docs.python.org/3/library/asyncio.html</text:span></text:a></text:p>
      <text:p text:style-name="Standard"><text:a xlink:href="https://realpython.com/python-sockets/#:~:text=Sockets%20and%20the%20socket%20API,own%20connections%20to%20other%20networks" office:target-frame-name="_top" xlink:show="replace"><text:span text:style-name="Hyperlink">https://realpython.com/python-sockets/#:~:text=Sockets%20and%20the%20socket%20API,own%20connections%20to%20other%20networks</text:span></text:a></text:p>
      <text:p text:style-name="Standard"><text:a xlink:href="https://www.geeksforgeeks.org/play-sound-in-python/" office:target-frame-name="_top" xlink:show="replace"><text:span text:style-name="Hyperlink">https://www.geeksforgeeks.org/play-sound-in-python/</text:span></text:a></text:p>
      <text:p text:style-name="Standard"/>
      <text:p text:style-name="Standard"/>
      <text:p text:style-name="Standard">Fazit:<text:s/></text:p>
      <text:p text:style-name="Standard">Es war cool in einem Team zu arbeiten, auch wenn mein Netzwerkteil nicht so groß wie der Teile von Daniel und Leon war. Am Anfang war es sehr schwer auf eine gemeinsamen Nenner zu kommen da jeder eine anderen programmiere Stil hatte. Daniel verwendete eher Classen,<text:s/>Leon dagegen hat alles in einer Wurst geschrieben.<text:s/>Doch am Ende denke kamen wir alle auf einen Nenner und es hat alles gut funktioniert. Außerdem habe ich viel über GIT, Sockets und Sounds gelernt.</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chmid Thomas, SchülerIn</meta:initial-creator>
    <dc:creator>Schmid Thomas, SchülerIn</dc:creator>
    <meta:creation-date>2023-01-31T14:26:00Z</meta:creation-date>
    <dc:date>2023-01-31T14:26:00Z</dc:date>
    <meta:template xlink:href="Normal.dotm" xlink:type="simple"/>
    <meta:editing-cycles>2</meta:editing-cycles>
    <meta:editing-duration>PT0S</meta:editing-duration>
    <meta:document-statistic meta:page-count="2" meta:paragraph-count="4" meta:word-count="286" meta:character-count="2089" meta:row-count="15" meta:non-whitespace-character-count="1807"/>
  </office:meta>
</office:document-meta>
</file>